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margin-top="0.3cm" fo:margin-bottom="0.3cm" fo:text-align="justify" style:justify-single-word="false" fo:text-indent="0cm" style:auto-text-indent="false"/>
      <style:text-properties style:font-name="FreeSans" fo:font-size="13pt" style:font-size-asian="11.3500003814697pt" style:font-size-complex="13pt"/>
    </style:style>
    <style:style style:name="P2" style:family="paragraph" style:parent-style-name="Standard" style:list-style-name="L1">
      <style:paragraph-properties fo:margin-top="0.3cm" fo:margin-bottom="0.3cm" fo:text-align="justify" style:justify-single-word="false"/>
      <style:text-properties style:font-name="FreeSans" fo:font-size="13pt" style:font-size-asian="11.3500003814697pt" style:font-size-complex="13pt"/>
    </style:style>
    <style:style style:name="P3" style:family="paragraph" style:parent-style-name="Standard" style:list-style-name="L2">
      <style:paragraph-properties fo:margin-top="0.3cm" fo:margin-bottom="0.3cm" fo:text-align="justify" style:justify-single-word="false"/>
      <style:text-properties style:font-name="FreeSans" fo:font-size="13pt" style:font-size-asian="11.3500003814697pt" style:font-size-complex="13pt"/>
    </style:style>
    <style:style style:name="P4" style:family="paragraph" style:parent-style-name="Standard">
      <style:paragraph-properties fo:margin-left="0cm" fo:margin-right="0cm" fo:margin-top="0.3cm" fo:margin-bottom="0.3cm" fo:text-align="justify" style:justify-single-word="false" fo:text-indent="0cm" style:auto-text-indent="false"/>
      <style:text-properties style:font-name="FreeSans" fo:font-size="13pt" style:font-size-asian="11.3500003814697pt" style:font-size-complex="13pt"/>
    </style:style>
    <style:style style:name="P5" style:family="paragraph" style:parent-style-name="Heading_20_2">
      <style:paragraph-properties fo:margin-left="0cm" fo:margin-right="0cm" fo:margin-top="0.3cm" fo:margin-bottom="0.3cm" fo:text-indent="0cm" style:auto-text-indent="false"/>
    </style:style>
    <style:style style:name="P6" style:family="paragraph" style:parent-style-name="Heading_20_1">
      <style:paragraph-properties fo:margin-left="0cm" fo:margin-right="0cm" fo:margin-top="0.3cm" fo:margin-bottom="0.3cm" fo:text-indent="0cm" style:auto-text-indent="false"/>
    </style:style>
    <style:style style:name="P7" style:family="paragraph" style:parent-style-name="Heading_20_1">
      <style:paragraph-properties fo:margin-left="0cm" fo:margin-right="0cm" fo:margin-top="0.3cm" fo:margin-bottom="0.3cm" fo:text-indent="0cm" style:auto-text-indent="false" fo:break-before="pag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Lời cảm ơn</text:h>
      <text:h text:style-name="P7" text:outline-level="1">Mục Lục</text:h>
      <text:h text:style-name="P7" text:outline-level="1">Chương 1 – Gới thiệu chung</text:h>
      <text:p text:style-name="P1">Hình thức thi trắc nghiệm đã trở lên ngày càng phổ biến, thay thế dần hình thức thi luận cũ. Các câu hỏi trắc nghiệm </text:p>
      <text:h text:style-name="P7" text:outline-level="1">Chương 2 – Các kiến thức liên quan</text:h>
      <text:h text:style-name="P5" text:outline-level="2">Câu hỏi nguồn</text:h>
      <text:p text:style-name="P1">Để có thể tổ chức được một môn thi trắc nghiệm, ngân hàng trắc nghiệm phải chứa một lượng rất lớn câu hỏi, với nội dung trải đều ở tất cả các khía cạnh của môn thi. Với lượng câu hỏi càng lớn, xác xuất để có các câu hỏi thiếu chất lượng lại càng cao. Câu hỏi trắc nghiệm thiếu chất lượng có thể do các lý do sau:</text:p>
      <text:list xml:id="list1612536128" text:style-name="L1">
        <text:list-item>
          <text:p text:style-name="P2">Sai về ngữ pháp, chính tả, định dạng.</text:p>
        </text:list-item>
        <text:list-item>
          <text:p text:style-name="P2">Sai về các lựa chọn trả lời, thiếu lựa chọn hoặc có câu lựa chọn bị lặp lại.</text:p>
        </text:list-item>
        <text:list-item>
          <text:p text:style-name="P2">Nội dung, mục đích không thích hợp vào môn thi.</text:p>
        </text:list-item>
        <text:list-item>
          <text:p text:style-name="P2">Các lổi về kĩ thuật khác...</text:p>
        </text:list-item>
      </text:list>
      <text:p text:style-name="P1">Mỗi một bài thi của thí sinh được phát sinh ngẫu nhiên từ ngân hàng câu hỏi thường là khác nhau, do vậy, khi phát hiện ra lổi, cũng thường bị bỏ quên. Một ví dụ có liên quan như trước đây, các kì thi đại học được tổ chức tại mỗi trường độc lập, khi đó những sai sót trong đề bài hay đáp án được coi như chuyện thường ngày, nhưng từ khi thi đại học được tổ chức thi tập trung, thì sai sót gần như không có. Số lượng bài thi, kết hợp với sức ép về tầm quan trọng thúc đẩy sự hoàn thiện của một bài thi. Trong khi bài thi trắc nghiệm thì lại có tính chất ngược lại, số lượng lớn, đa dạng, phong phú, và không giống nhau, điều đó gây cản trở khá nhiều cho việc đảm bảo tích chính xác của các bài thi trắc nghiệm.</text:p>
      <text:p text:style-name="P1">Khi một câu hỏi được thí sinh cho là thiếu chất lượng, thí sinh có thể thắc mắc ngay với người trông thi. Nhưng người trông thi không phải lúc nào cũng là giáo viên của bộ môn, có thể là giáo viên bộ môn khác, hoặc có thể không phải là giáo viên. Nếu trong trường hợp là giáo viên đúng bộ môn, thì có thể giáo viên có thể đồng ý về tính thiếu chật lượng của câu hỏi, tuy nhiên lại hoàn toàn không có các nào ghi chú lại, để đảm bảo công bằng điểm cho thí sinh, và quan trọng hơn cả, là không sửa được câu hỏi đó trong ngân hàng. Do tính bảo mật, tránh gian lận, sao chép của thí sinh, khi câu hỏi trắc nghiệm được đưa ra đến thí sinh, không có một kí hiệu, số hiệu nào cho biết câu hỏi đó nằm ở đâu, vị trí nào trong ngân hàng câu hỏi, do đó, có phát hiện ra sai, cũng khó lòng, ghi chú, tìm và sửa.</text:p>
      <text:h text:style-name="P5" text:outline-level="2">Các phương án lựa chọn</text:h>
      <text:p text:style-name="P1">Phương án lựa chọn của các câu trắc nghiệm có 2 loại: inclusive và exclusive (đa lựa chọn và đơn lựa chọn). Lựa chọn inclusive có thể được chọn cùng với các lựa chọn inclusive khác, nhưng không được cùng với lựa chọn exclusive nào. Lựa chọn exclusive thì chỉ là duy nhất, không được chung với bất kỳ lựa chọn inclusive hay exclusive khác. Một câu hỏi có thể có lẫn cả 2 loại lựa chọn. Một số lựa chọn exclusive đặc biệt do bản chất của nó liên quan tới các câu hỏi còn lại như: “Không có đáp án đúng”, “Tất cả đều đúng”, v.v... Trên máy tính, các phương án lựa chọn inclusive thường được biểu diễn bằng hộp vuông (checkbox), lựa chọn exclusive được biểu diễn bằng nút tròn (radio buttion).</text:p>
      <text:h text:style-name="P5" text:outline-level="2">Tính tiện dụng</text:h>
      <text:p text:style-name="P1">Phần mềm là công cụ để hỗ trợ người sử dụng, giúp giảm bớt công sức, tạo điều kiện để phát huy tối đa năng lực người sử dụng. Người sử dụng ta đang quan tâm trước hết là thí sinh, tiếp đến là người quản lý thi, rồi đến các nhân viên quản trị, nhập liệu. Trong thời gian thi, áp lực lớn, dẫn đến sự căng thẳng của các thí sinh là khó tránh khỏi. Vì vậy một phần mềm thi trắc nghiệm nhất thiết cần tạo một môi trường làm việc thoả mái, bớt gây sự ức chế về các giới hạn kĩ thuật để nó đạt đúng ý nghĩa của một phần mềm – phục vụ người sử dụng.</text:p>
      <text:p text:style-name="P1">Vì tính chất của một kỳ thi, thường mang ý nghĩa bắt buộc đối với mỗi thí sinh, thế nên tính dịch vụ là không có, do đó thường thiếu động lực để người phát triển chú ý đến sự thoả mái của thí sinh. Một dụ điển hình về phần mềm 'cưỡng chế' tôi đã phải làm việc qua, là phần mềm quản lý khẩu phần dinh dưỡng mầm non. Phần mềm được viết bằng MS Access, và là bắt buộc cho bất cứ trường mầm non nào hoạt động hợp pháp. Chỉ có một đơn vị được phát triển, và phân phối phần mềm, chỉ có một tác giả. Mỗi lần máy bị hỏng, phải kêu tác giả tới cài lại chương trình, và trả một chi phí không nhỏ. Và khi sử dụng, bạn sẽ cảm nhận được thế nào là một phần mềm được làm ra không phải để phục vụ, mà là để hành hạ người sử dụng. Phần mềm được viết quả dở, nhưng không có ai được quyền thay thế, cạnh tranh, điều này tạo điều kiện để sinh ra một phần mềm hành hạ người sử dụng. Thi trắc nghiệm cũng có nhiều nguy cơ trở thành một trong những phần mềm như vậy, nếu người phát triển thực sự không có động lực để quan tâm tới người sử dụng.</text:p>
      <text:h text:style-name="Heading_20_2" text:outline-level="2">Độ khó của câu hỏi</text:h>
      <text:p text:style-name="P1">Đánh giá độ khó của một câu hỏi là công việc không hề đơn giản. Phụ thuộc vào từng đối tượng dự thi, mỗi câu hỏi có thể được phân khó vào một cấp độ khác nhau. Xét trong một phạm vi cơ bản nhất, là chỉ có một nhóm đối tượng chung cho mỗi câu hỏi. Ta có thể đánh giá một cách tương đối ổn định bằng cách thống kê xác xuất trả lời đúng của câu hỏi trong toàn quá trình sử dụng. Một câu hỏi càng được sử dụng nhiều lần, kết quả thống kê càng ổn định, và gần đến chính xác nhất. Điều kiện này đòi hỏi hệ thống hay ngân hàng câu hỏi đã được sử dụng trong một quá trình dài.</text:p>
      <text:p text:style-name="P1">Giáo viên, những người có chuyên môn về lĩnh vực của câu hỏi, cũng có thể đóng vai trò lớn trong việc định mức độ khó đầu tiên của câu hỏi. Tuy nhiên do là đánh giá của con người, không thể tránh được yếu tố chủ quan trong kết quả, do vậy để có được kết quả tốt nhất, cần có nhiều người tham gia đánh giá.</text:p>
      <text:p text:style-name="P1">Quá trình định lượng độ khó của một câu hỏi đòi hỏi một thời gian dài cũng như tần suất sử dụng lớn. Trong mỗi thời điểm, sự thay đổi về quá trình giảng dạy, nền tảng kiến thức chung về vấn đề chuyên môn, sự phát triển của khoa học, xã hội, cũng gây ra những thay đổi độ khó của câu hỏi, đặc điểm này mang đến một tính chất xu hướng cho độ khó của câu hỏi. Để đánh giá về câu hỏi, ta phải quan sát cả xu hướng thay đổi của nó, lý giải xu hướng đó, để có thể dự đoán trước xu hướng tiếp theo và sự thay đổi độ khó. Điều này áp dụng không chỉ với các câu hỏi riêng lẻ mà cả hệ thống các câu hỏi có cùng chủ đề, cùng chuyên môn, hay đơn thuần có cùng một tính chất chung nào đó.</text:p>
      <text:h text:style-name="Heading_20_2" text:outline-level="2">Chống gian lận</text:h>
      <text:p text:style-name="P1">Chống gian lận cho thi trắc nghiệm có nhiều thuận lợi cũng như có nhiều hướng mới để hoàn thiện. (To be continued)</text:p>
      <text:h text:style-name="Heading_20_2" text:outline-level="2">Các hệ thống đã có</text:h>
      <text:p text:style-name="P1">(Nêu hạn chế của các hệ thống đã có)</text:p>
      <text:h text:style-name="Heading_20_1" text:outline-level="1">Chương 3 – Nhiệm vụ và các phương án</text:h>
      <text:p text:style-name="P1">Từ các vấn đề nêu ra ở Chương 2, các nhiệm vụ của phần mềm được đưa ra như sau:</text:p>
      <text:list xml:id="list1451882219" text:style-name="L2">
        <text:list-item>
          <text:p text:style-name="P3">An toàn</text:p>
        </text:list-item>
        <text:list-item>
          <text:p text:style-name="P3">Chính xác và đáng tin cậy</text:p>
        </text:list-item>
        <text:list-item>
          <text:p text:style-name="P3">Dễ sử dụng</text:p>
        </text:list-item>
        <text:list-item>
          <text:p text:style-name="P3">Linh hoạt, có thể sử dụng cho tất cả các loại kì thi trắc nghiệm.</text:p>
        </text:list-item>
        <text:list-item>
          <text:p text:style-name="P3">Đòi hỏi tối thiểu công sức con người.</text:p>
        </text:list-item>
      </text:list>
      <text:p text:style-name="P1">Sau đây ta sẽ lần lượt đề cập đến từng nhiệm vụ cũng như đưa ra các phương án giải quyết.</text:p>
      <text:h text:style-name="Heading_20_2" text:outline-level="2">An toàn</text:h>
      <text:p text:style-name="P1">Tại sao An toàn lại được đặt lên làm nhiệm vụ đầu tiên và quan trọng nhất? Vì thứ nhất, đây là một phần mềm tổ chức kỳ thi, tính công bằng là đặc điểm quan trọng nhất của mỗi kì thi, do đó, cũng là đặc điểm quan trọng nhất của phần mềm thi trắc nghiệm. Để bảo đảm được tính công bằng, ta phải đảm bảo các thông tin không cần thiết, có thể bị lợi dụng để gian lận, sẽ không thể truy cập được bởi người sử dụng.</text:p>
      <text:p text:style-name="P1">Những thông tin tuyệt đối quan trọng như câu trả lời đúng, đương nhiên không bao giờ gửi tới client. Thực tế, trong session dự thi, hoàn toàn không cần truy cập tới thông tin về đáp án đề thi.</text:p>
      <text:p text:style-name="P1">Có một thông tin đáng chú ý là ID của câu hỏi. Trong ngân hàng câu hỏi, mỗi câu hỏi được đánh một ID duy nhất, nếu cung cấp ID này xuống client, người dự thi có thể dùng ID này để trao đổi bài với nhau. Hệ thống OES được thiết kế chọn ngẫu nhiên các câu hỏi vào từng bài thi của mỗi thí sinh, đồng thời tráo đổi vị trí của các câu hỏi. Mỗi câu hỏi gửi tới client chỉ sử dụng thông tin là thứ tự (đã tráo đổi) trong bài thi. Số thứ tự này chỉ có ý nghĩa trong mỗi bài thi, không thể dùng để so sánh với câu hỏi của bài thi khác.</text:p>
      <text:p text:style-name="P1">Các câu trả lời, nếu cho phép, cũng được tráo ngẫu nhiên thứ tự, nên nếu 2 thí sinh có may mắn so khớp được 1 câu hỏi, việc copy bài nhau cũng gặp khó khăn, do thứ tự lựa chọn trả lời đã hoàn toàn bị thay đổ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3cm" style:writing-mode="page"/>
      <style:text-properties style:use-window-font-color="true" style:font-name="Liberation Serif" fo:font-size="12pt" fo:language="vi" fo:country="V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4T11:10:21</meta:creation-date>
    <dc:date>2010-10-12T00:30:27</dc:date>
    <meta:editing-duration>PT12H21M01S</meta:editing-duration>
    <meta:editing-cycles>118</meta:editing-cycles>
    <meta:generator>OpenOffice.org/3.2$Linux OpenOffice.org_project/320m12$Build-9483</meta:generator>
    <meta:document-statistic meta:table-count="0" meta:image-count="0" meta:object-count="0" meta:page-count="1" meta:paragraph-count="39" meta:word-count="1788" meta:character-count="7950"/>
  </office:meta>
</office:document-meta>
</file>